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ato-Regular" svg:font-family="Lato-Regular" style:font-family-generic="roman" svg:panose-1="0 0 0 0 0 0 0 0 0 0"/>
    <style:font-face style:name="Inconsolata-Regular" svg:font-family="Inconsolata-Regular" style:font-family-generic="roman" svg:panose-1="0 0 0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/>
    </style:style>
    <style:style style:name="P27" style:parent-style-name="Titre1" style:family="paragraph">
      <style:text-properties style:font-name="Arial" style:font-name-complex="Arial" fo:font-weight="bold" style:font-weight-asian="bold" style:use-window-font-color="true"/>
    </style:style>
    <style:style style:name="P28" style:parent-style-name="Titre1" style:family="paragraph">
      <style:text-properties style:font-name="Arial" style:font-name-complex="Arial" fo:font-weight="bold" style:font-weight-asian="bold" style:use-window-font-color="true"/>
    </style:style>
    <style:style style:name="P29" style:parent-style-name="Titre2" style:family="paragraph">
      <style:text-properties style:font-name="Arial" style:font-name-complex="Arial" fo:font-weight="bold" style:font-weight-asian="bold" style:use-window-font-color="true"/>
    </style:style>
    <style:style style:name="P30" style:parent-style-name="Titre2" style:family="paragraph">
      <style:text-properties style:font-name="Arial" style:font-name-complex="Arial" fo:font-weight="bold" style:font-weight-asian="bold" style:use-window-font-color="true"/>
    </style:style>
    <style:style style:name="P31" style:parent-style-name="Normal" style:family="paragraph">
      <style:text-properties style:font-name="Arial" style:font-name-complex="Arial"/>
    </style:style>
    <style:style style:name="P32" style:parent-style-name="Titre2" style:family="paragraph">
      <style:text-properties style:font-name="Arial" style:font-name-complex="Arial" fo:font-weight="bold" style:font-weight-asian="bold" style:use-window-font-color="true"/>
    </style:style>
    <style:style style:name="T33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34" style:parent-style-name="fontstyle21" style:family="text">
      <style:text-properties style:font-name="Arial" style:font-name-complex="Arial" fo:font-weight="bold" style:font-weight-asian="bold" style:use-window-font-color="true"/>
    </style:style>
    <style:style style:name="T35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36" style:parent-style-name="fontstyle01" style:family="text">
      <style:text-properties style:font-name="Arial" style:font-name-complex="Arial" style:use-window-font-color="true"/>
    </style:style>
    <style:style style:name="T37" style:parent-style-name="fontstyle01" style:family="text">
      <style:text-properties style:font-name="Arial" style:font-name-complex="Arial" style:use-window-font-color="true"/>
    </style:style>
    <style:style style:name="T38" style:parent-style-name="fontstyle01" style:family="text">
      <style:text-properties style:font-name="Arial" style:font-name-complex="Arial" style:use-window-font-color="true"/>
    </style:style>
    <style:style style:name="T39" style:parent-style-name="fontstyle01" style:family="text">
      <style:text-properties style:font-name="Arial" style:font-name-complex="Arial" style:use-window-font-color="true"/>
    </style:style>
    <style:style style:name="T40" style:parent-style-name="fontstyle01" style:family="text">
      <style:text-properties style:font-name="Arial" style:font-name-complex="Arial" style:use-window-font-color="true"/>
    </style:style>
    <style:style style:name="T41" style:parent-style-name="fontstyle01" style:family="text">
      <style:text-properties style:font-name="Arial" style:font-name-complex="Arial" style:use-window-font-color="true"/>
    </style:style>
    <style:style style:name="T42" style:parent-style-name="fontstyle01" style:family="text">
      <style:text-properties style:font-name="Arial" style:font-name-complex="Arial" style:use-window-font-color="true"/>
    </style:style>
    <style:style style:name="T43" style:parent-style-name="fontstyle01" style:family="text">
      <style:text-properties style:font-name="Arial" style:font-name-complex="Arial" style:use-window-font-color="true"/>
    </style:style>
    <style:style style:name="T44" style:parent-style-name="fontstyle01" style:family="text">
      <style:text-properties style:font-name="Arial" style:font-name-complex="Arial" style:use-window-font-color="true"/>
    </style:style>
    <style:style style:name="T45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46" style:parent-style-name="fontstyle21" style:family="text">
      <style:text-properties style:font-name="Arial" style:font-name-complex="Arial" fo:font-weight="bold" style:font-weight-asian="bold" style:use-window-font-color="true"/>
    </style:style>
    <style:style style:name="T47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48" style:parent-style-name="Policepardéfaut" style:family="text">
      <style:text-properties style:font-name="Arial" style:font-name-complex="Arial" fo:font-weight="bold" style:font-weight-asian="bold"/>
    </style:style>
    <style:style style:name="T49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50" style:parent-style-name="fontstyle01" style:family="text">
      <style:text-properties style:font-name="Arial" style:font-name-complex="Arial" style:use-window-font-color="true"/>
    </style:style>
    <style:style style:name="T51" style:parent-style-name="fontstyle01" style:family="text">
      <style:text-properties style:font-name="Arial" style:font-name-complex="Arial" style:use-window-font-color="true"/>
    </style:style>
    <style:style style:name="T52" style:parent-style-name="Policepardéfaut" style:family="text">
      <style:text-properties style:font-name="Arial" style:font-name-complex="Arial" fo:font-weight="bold" style:font-weight-asian="bold"/>
    </style:style>
    <style:style style:name="T53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54" style:parent-style-name="Policepardéfaut" style:family="text">
      <style:text-properties style:font-name="Arial" style:font-name-complex="Arial" fo:font-weight="bold" style:font-weight-asian="bold"/>
    </style:style>
    <style:style style:name="T55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56" style:parent-style-name="fontstyle01" style:family="text">
      <style:text-properties style:font-name="Arial" style:font-name-complex="Arial" style:use-window-font-color="true"/>
    </style:style>
    <style:style style:name="T57" style:parent-style-name="fontstyle01" style:family="text">
      <style:text-properties style:font-name="Arial" style:font-name-complex="Arial" style:use-window-font-color="true"/>
    </style:style>
    <style:style style:name="T58" style:parent-style-name="fontstyle01" style:family="text">
      <style:text-properties style:font-name="Arial" style:font-name-complex="Arial" style:use-window-font-color="true"/>
    </style:style>
    <style:style style:name="T59" style:parent-style-name="Policepardéfaut" style:family="text">
      <style:text-properties style:font-name="Arial" style:font-name-complex="Arial" fo:font-weight="bold" style:font-weight-asian="bold"/>
    </style:style>
    <style:style style:name="T60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61" style:parent-style-name="Policepardéfaut" style:family="text">
      <style:text-properties style:font-name="Arial" style:font-name-complex="Arial" fo:font-weight="bold" style:font-weight-asian="bold"/>
    </style:style>
    <style:style style:name="T62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63" style:parent-style-name="fontstyle01" style:family="text">
      <style:text-properties style:font-name="Arial" style:font-name-complex="Arial" style:use-window-font-color="true"/>
    </style:style>
    <style:style style:name="T64" style:parent-style-name="Policepardéfaut" style:family="text">
      <style:text-properties style:font-name="Arial" style:font-name-complex="Arial" fo:font-weight="bold" style:font-weight-asian="bold"/>
    </style:style>
    <style:style style:name="T65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66" style:parent-style-name="Policepardéfaut" style:family="text">
      <style:text-properties style:font-name="Arial" style:font-name-complex="Arial" fo:font-weight="bold" style:font-weight-asian="bold"/>
    </style:style>
    <style:style style:name="T67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68" style:parent-style-name="fontstyle01" style:family="text">
      <style:text-properties style:font-name="Arial" style:font-name-complex="Arial" style:use-window-font-color="true"/>
    </style:style>
    <style:style style:name="T69" style:parent-style-name="fontstyle01" style:family="text">
      <style:text-properties style:font-name="Arial" style:font-name-complex="Arial" style:use-window-font-color="true"/>
    </style:style>
    <style:style style:name="T70" style:parent-style-name="fontstyle01" style:family="text">
      <style:text-properties style:font-name="Arial" style:font-name-complex="Arial" style:use-window-font-color="true"/>
    </style:style>
    <style:style style:name="T71" style:parent-style-name="fontstyle01" style:family="text">
      <style:text-properties style:font-name="Arial" style:font-name-complex="Arial" style:use-window-font-color="true"/>
    </style:style>
    <style:style style:name="T72" style:parent-style-name="fontstyle01" style:family="text">
      <style:text-properties style:font-name="Arial" style:font-name-complex="Arial" style:use-window-font-color="true"/>
    </style:style>
    <style:style style:name="T73" style:parent-style-name="fontstyle01" style:family="text">
      <style:text-properties style:font-name="Arial" style:font-name-complex="Arial" style:use-window-font-color="true"/>
    </style:style>
    <style:style style:name="T74" style:parent-style-name="fontstyle01" style:family="text">
      <style:text-properties style:font-name="Arial" style:font-name-complex="Arial" style:use-window-font-color="true"/>
    </style:style>
    <style:style style:name="T75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76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77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78" style:parent-style-name="fontstyle01" style:family="text">
      <style:text-properties style:font-name="Arial" style:font-name-complex="Arial" style:use-window-font-color="true"/>
    </style:style>
    <style:style style:name="T79" style:parent-style-name="fontstyle01" style:family="text">
      <style:text-properties style:font-name="Arial" style:font-name-complex="Arial" style:use-window-font-color="true"/>
    </style:style>
    <style:style style:name="T80" style:parent-style-name="fontstyle01" style:family="text">
      <style:text-properties style:font-name="Arial" style:font-name-complex="Arial" style:use-window-font-color="true"/>
    </style:style>
    <style:style style:name="T81" style:parent-style-name="fontstyle01" style:family="text">
      <style:text-properties style:font-name="Arial" style:font-name-complex="Arial" style:use-window-font-color="true"/>
    </style:style>
    <style:style style:name="T82" style:parent-style-name="Policepardéfaut" style:family="text">
      <style:text-properties style:font-name="Arial" style:font-name-complex="Arial" fo:font-weight="bold" style:font-weight-asian="bold"/>
    </style:style>
    <style:style style:name="T83" style:parent-style-name="fontstyle01" style:family="text">
      <style:text-properties style:font-name="Arial" style:font-name-complex="Arial" fo:font-weight="bold" style:font-weight-asian="bold" style:use-window-font-color="true"/>
    </style:style>
    <style:style style:name="T84" style:parent-style-name="fontstyle01" style:family="text">
      <style:text-properties style:font-name="Arial" style:font-name-complex="Arial" style:use-window-font-color="true"/>
    </style:style>
    <style:style style:name="T85" style:parent-style-name="fontstyle01" style:family="text">
      <style:text-properties style:font-name="Arial" style:font-name-complex="Arial" style:use-window-font-color="true"/>
    </style:style>
    <style:style style:name="T86" style:parent-style-name="fontstyle01" style:family="text">
      <style:text-properties style:font-name="Arial" style:font-name-complex="Arial" style:use-window-font-color="true"/>
    </style:style>
  </office:automatic-styles>
  <office:body>
    <office:text text:use-soft-page-breaks="true">
      <text:p text:style-name="P1"/>
      <text:h text:style-name="P27" text:outline-level="1">Systèmes embarqués I – journal</text:h>
      <text:h text:style-name="P28" text:outline-level="1">TP05 </text:h>
      <text:p text:style-name="Normal"/>
      <text:h text:style-name="P29" text:outline-level="2">Heures de travail en dehors des cours : 2</text:h>
      <text:h text:style-name="P30" text:outline-level="2">Feedback :</text:h>
      <text:p text:style-name="P31">Dans ce TP, nous avons créé un pilote qui utilise plusieurs périphériques du Beaglebone. Nous avons eu de la peine à réaliser le pilote du timer (heureusement nous avons pu demander de l’aide à nos camarades). Par contre, le reste de l’implémentation n’a pas posé trop de souci malgré quelques difficultés avec la détection du bouton de la roue encodeuse.</text:p>
      <text:h text:style-name="P32" text:outline-level="2">Questions :</text:h>
      <text:p text:style-name="Normal"><text:span text:style-name="T33">Quelle est la signification du qualificatif<text:s/></text:span><text:span text:style-name="T34">volatile<text:s/></text:span><text:span text:style-name="T35">?</text:span></text:p>
      <text:p text:style-name="Normal"><text:span text:style-name="T36">Avec le qualificatif volatile on s’assure que chaque opération sur la variable écrite dans le code est bien effectuée</text:span><text:span text:style-name="T37"><text:s/>par le code compilé</text:span><text:span text:style-name="T38"><text:s/>et que le compilateur ne doit pas<text:s/></text:span><text:span text:style-name="T39">« </text:span><text:span text:style-name="T40">optimiser</text:span><text:span text:style-name="T41"> »</text:span><text:span text:style-name="T42"><text:s/>les opérations sur la variable</text:span><text:span text:style-name="T43">.</text:span></text:p>
      <text:p text:style-name="Normal"><text:span text:style-name="T44">Ce qualificatif est utile en programmation concurrente, lorsque plusieurs processus accèdent à la même ressource.<text:s/></text:span></text:p>
      <text:p text:style-name="Normal"/>
      <text:p text:style-name="Normal"><text:span text:style-name="T45">Quelle est l’utilité du qualificatif<text:s/></text:span><text:span text:style-name="T46">volatile</text:span><text:span text:style-name="T47">, quand il est associé à</text:span><text:span text:style-name="T48"><text:line-break/></text:span><text:span text:style-name="T49">un pointeur ?</text:span></text:p>
      <text:p text:style-name="Normal"><text:span text:style-name="T50">Cela permet de reporter la propriété « volatile » sur un pointeur qui désignerait une variable volatile. Si on ne le fait pas, les opérations faites avec le pointeur peuvent être</text:span><text:span text:style-name="T51"><text:s/>optimisées par le compilateur.</text:span></text:p>
      <text:p text:style-name="Normal"><text:span text:style-name="T52"><text:line-break/></text:span><text:span text:style-name="T53">Comment peut-on efficacement définir des registres et leur</text:span><text:span text:style-name="T54"><text:line-break/></text:span><text:span text:style-name="T55">contenu en c ?</text:span></text:p>
      <text:p text:style-name="Normal"><text:span text:style-name="T56">Avec un pointeur sur une structure contenant des variables dont le type est de même longueur qu’un registre (par exemple uint32_t pour des registres de 32b).</text:span></text:p>
      <text:p text:style-name="Normal"><text:span text:style-name="T57">Si on attribue au pointeur l’adresse de départ de la banque de registres qu’on veut utiliser, on peut alors par la suite accéder à ce</text:span><text:span text:style-name="T58">s registres avec les champs de notre structure.</text:span></text:p>
      <text:p text:style-name="Normal"><text:span text:style-name="T59"><text:line-break/></text:span><text:span text:style-name="T60">Comment peut-on accéder aux registres d’un contrôleur de</text:span><text:span text:style-name="T61"><text:line-break/></text:span><text:span text:style-name="T62">périphérique situés dans l’espace d’adressage du µP ?</text:span></text:p>
      <text:p text:style-name="Normal"><text:span text:style-name="T63">En se servant de la méthode décrite à la question précédente et en donnant l’adresse des registres de notre périphérique au pointeur.</text:span></text:p>
      <text:p text:style-name="Normal"><text:span text:style-name="T64"><text:line-break/></text:span></text:p>
      <text:soft-page-break/>
      <text:p text:style-name="Normal"><text:span text:style-name="T65">Comment sont placés les attributs d’une structure dans la</text:span><text:span text:style-name="T66"><text:line-break/></text:span><text:span text:style-name="T67">mémoire ?</text:span></text:p>
      <text:p text:style-name="Normal"><text:span text:style-name="T68">Ils sont placés directement à la suite</text:span><text:span text:style-name="T69"><text:s/>selon l</text:span><text:span text:style-name="T70">eur<text:s/></text:span><text:span text:style-name="T71">ordre</text:span><text:span text:style-name="T72"><text:s/>de</text:span><text:span text:style-name="T73"><text:s/>déclaration</text:span><text:span text:style-name="T74">.<text:s/></text:span></text:p>
      <text:p text:style-name="Normal"/>
      <text:p text:style-name="Normal"><text:span text:style-name="T75">Quelle est l’utilité des conversions de type (type cas</text:span><text:span text:style-name="T76">t</text:span><text:span text:style-name="T77">ing) en C ?</text:span></text:p>
      <text:p text:style-name="Normal"><text:span text:style-name="T78">Cela est utile si on a une donnée dans un certain format et qu’on veut changer</text:span><text:span text:style-name="T79">, par exemple pour la donner en paramètre d’une fonction qui demande un certain type</text:span><text:span text:style-name="T80">. Par exemple,<text:s/></text:span><text:span text:style-name="T81">on peut avoir une fonction qui demande un int. Si on a un uint à disposition, il faudra le caster en int avant de le donner à notre fonction.</text:span></text:p>
      <text:p text:style-name="Normal"><text:span text:style-name="T82"><text:line-break/></text:span><text:span text:style-name="T83">Comment réalise-t-on un ”type cast” en C ?</text:span></text:p>
      <text:p text:style-name="Normal"><text:span text:style-name="T84">Il suffit de d’ajouter entre parenthèses le type dans lequel on veut caster avant le nom de la variable qu’on veut caster, par exemple :</text:span></text:p>
      <text:p text:style-name="Normal"><text:span text:style-name="T85">float x=1.0 ;<text:s/></text:span></text:p>
      <text:p text:style-name="Normal"><text:span text:style-name="T86">double y=(double)x 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ato-Regular" svg:font-family="Lato-Regular" style:font-family-generic="roman" svg:panose-1="0 0 0 0 0 0 0 0 0 0"/>
    <style:font-face style:name="Inconsolata-Regular" svg:font-family="Inconsolata-Regular" style:font-family-generic="roman" svg:panose-1="0 0 0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yle1" style:display-name="Style1" style:family="paragraph" style:parent-style-name="Titre1" style:default-outline-level="1">
      <style:paragraph-properties style:vertical-align="baseline" fo:line-height="150%"/>
      <style:text-properties style:font-name="Calibri Light" style:font-name-asian="Times New Roman" style:font-name-complex="Times New Roman" fo:color="#2E74B5" style:font-size-complex="18pt" fo:hyphenate="false"/>
    </style:style>
    <style:style style:name="Style1Car" style:display-name="Style1 Car" style:family="text" style:parent-style-name="Policepardéfaut">
      <style:text-properties style:font-name="Calibri Light" style:font-name-asian="Times New Roman" fo:color="#2E74B5" fo:font-size="16pt" style:font-size-asian="16pt" style:font-size-complex="1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fontstyle01" style:display-name="fontstyle01" style:family="text" style:parent-style-name="Policepardéfaut">
      <style:text-properties style:font-name="Lato-Regular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21" style:display-name="fontstyle21" style:family="text" style:parent-style-name="Policepardéfaut">
      <style:text-properties style:font-name="Inconsolata-Regular" fo:font-weight="normal" style:font-weight-asian="normal" style:font-weight-complex="normal" fo:font-style="normal" style:font-style-asian="normal" style:font-style-complex="normal" fo:color="#008080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margin-bottom="0.0062in">
        <style:tab-stops>
          <style:tab-stop style:type="center" style:position="0.6916in"/>
          <style:tab-stop style:type="center" style:position="3.3493in"/>
          <style:tab-stop style:type="right" style:position="6.4993in"/>
        </style:tab-stops>
      </style:paragraph-properties>
    </style:style>
    <style:style style:name="T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4" style:parent-style-name="Policepardéfaut" style:family="text">
      <style:text-properties style:font-name="Arial" style:font-name-asian="Calibri" style:font-name-complex="Arial" fo:font-size="10pt" style:font-size-asian="10pt" style:font-size-complex="10pt"/>
    </style:style>
    <style:style style:name="T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8" style:parent-style-name="Normal" style:family="paragraph">
      <style:paragraph-properties fo:margin-bottom="0.0062in">
        <style:tab-stops>
          <style:tab-stop style:type="center" style:position="1.4381in"/>
          <style:tab-stop style:type="right" style:position="6.4993in"/>
        </style:tab-stops>
      </style:paragraph-properties>
    </style:style>
    <style:style style:name="T9" style:parent-style-name="Policepardéfaut" style:family="text">
      <style:text-properties style:font-name="Arial" style:font-name-asian="Calibri" style:font-name-complex="Arial" fo:font-size="10pt" style:font-size-asian="10pt" style:font-size-complex="10pt"/>
    </style:style>
    <style:style style:name="T1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2" style:parent-style-name="Normal" style:family="paragraph">
      <style:paragraph-properties fo:margin-bottom="0in" fo:margin-right="-0.0097in">
        <style:tab-stops>
          <style:tab-stop style:type="center" style:position="1.0416in"/>
          <style:tab-stop style:type="right" style:position="6.4993in"/>
        </style:tab-stops>
      </style:paragraph-properties>
    </style:style>
    <style:style style:name="T13" style:parent-style-name="Policepardéfaut" style:family="text">
      <style:text-properties style:font-name="Arial" style:font-name-asian="Calibri" style:font-name-complex="Arial" fo:font-size="10pt" style:font-size-asian="10pt" style:font-size-complex="10pt"/>
    </style:style>
    <style:style style:name="T1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6" style:parent-style-name="Policepardéfaut" style:family="text">
      <style:text-properties style:font-name="Arial" style:font-name-complex="Arial" style:font-weight-complex="bold" fo:font-size="10pt" style:font-size-asian="10pt" style:font-size-complex="10pt"/>
    </style:style>
    <style:style style:name="T17" style:parent-style-name="Policepardéfaut" style:family="text">
      <style:text-properties style:font-name="Nirmala UI" style:font-name-complex="Nirmala UI" style:font-weight-complex="bold" fo:font-size="10pt" style:font-size-asian="10pt" style:font-size-complex="10pt"/>
    </style:style>
    <style:style style:name="T18" style:parent-style-name="Policepardéfaut" style:family="text">
      <style:text-properties style:font-name="Arial" style:font-name-complex="Arial" style:font-weight-complex="bold" fo:font-size="10pt" style:font-size-asian="10pt" style:font-size-complex="10pt"/>
    </style:style>
    <style:style style:name="T1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5" style:parent-style-name="Pieddepage" style:family="paragraph">
      <style:paragraph-properties fo:text-align="end"/>
    </style:style>
    <style:style style:name="T26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34" text:anchor-type="paragraph" svg:x="-0.4943in" svg:y="-0.145in" svg:width="0.80764in" svg:height="0.80764in" style:rel-width="scale" style:rel-height="scale"><draw:image xlink:href="media/image1.jpg" xlink:type="simple" xlink:show="embed" xlink:actuate="onLoad"/><svg:title/><svg:desc/></draw:frame></text:span><text:span text:style-name="T4"><text:tab/></text:span><text:span text:style-name="T5">HEIA-FR<text:s/></text:span><text:span text:style-name="T6"><text:tab/><text:s/></text:span><text:span text:style-name="T7"><text:tab/>Charlotte Junod et Nicolas Fuchs<text:s/></text:span></text:p>
        <text:p text:style-name="P8"><text:span text:style-name="T9"><text:tab/></text:span><text:span text:style-name="T10">Systèmes embarqués I – Journal <text:s/></text:span><text:span text:style-name="T11"><text:tab/>charlotte.junod@edu.hefr.ch et nicolas.fuchs@edu.hefr.ch<text:s/></text:span></text:p>
        <text:p text:style-name="P12"><text:span text:style-name="T13"><text:tab/></text:span><text:span text:style-name="T14">TP05</text:span><text:span text:style-name="T15"><text:s/>:<text:s/></text:span><text:span text:style-name="T16">Pilote d’un<text:s/></text:span><text:span text:style-name="T17">ti</text:span><text:span text:style-name="T18">mer du AM335x</text:span><text:span text:style-name="T19"><text:s text:c="9"/></text:span><text:span text:style-name="T20"><text:tab/></text:span><text:span text:style-name="T21">Fribourg, le 15</text:span><text:span text:style-name="T22">.</text:span><text:span text:style-name="T23">12</text:span><text:span text:style-name="T24">.2016 <text:s text:c="28"/></text:span></text:p>
        <text:p text:style-name="En-tête"/>
      </style:header>
      <style:footer>
        <text:p text:style-name="P25"><text:span text:style-name="T26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otte</meta:initial-creator>
    <dc:creator>Charlotte</dc:creator>
    <meta:creation-date>2016-12-15T11:50:00Z</meta:creation-date>
    <dc:date>2016-12-15T12:52:00Z</dc:date>
    <meta:template xlink:href="Normal" xlink:type="simple"/>
    <meta:editing-cycles>15</meta:editing-cycles>
    <meta:editing-duration>PT3660S</meta:editing-duration>
    <meta:document-statistic meta:page-count="2" meta:paragraph-count="5" meta:word-count="392" meta:character-count="2545" meta:row-count="17" meta:non-whitespace-character-count="2158"/>
  </office:meta>
</office:document-meta>
</file>